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uble #000000" style:border-line-width-bottom="0.34pt 0.34pt 0.34pt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3.27pt" svg:height="255.03pt" svg:x="383.05pt" svg:y="9.95pt">
            <draw:object draw:notify-on-update-of-ranges="Sheet1.A2:Sheet1.A14 Sheet1.B1:Sheet1.B1 Sheet1.B2:Sheet1.B14 Sheet1.C1:Sheet1.C1 Sheet1.C2:Sheet1.C14 Sheet1.D1:Sheet1.D1 Sheet1.D2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T. secuencial. 1 thread/core</text:p>
          </table:table-cell>
          <table:table-cell table:style-name="ce1" office:value-type="string" calcext:value-type="string">
            <text:p>T. paralelo (for). 24 threads/cores</text:p>
          </table:table-cell>
          <table:table-cell table:style-name="ce1" office:value-type="string" calcext:value-type="string">
            <text:p>T. paralelo (sections). 4 threads/cores</text:p>
          </table:table-cell>
        </table:table-row>
        <table:table-row table:style-name="ro2"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0.000071534" calcext:value-type="float">
            <text:p>7.1534E-05</text:p>
          </table:table-cell>
          <table:table-cell table:style-name="ce2" office:value-type="float" office:value="0.003900476" calcext:value-type="float">
            <text:p>0.003900476</text:p>
          </table:table-cell>
          <table:table-cell table:style-name="ce2" office:value-type="float" office:value="0.002368807" calcext:value-type="float">
            <text:p>0.002368807</text:p>
          </table:table-cell>
        </table:table-row>
        <table:table-row table:style-name="ro2">
          <table:table-cell table:style-name="ce2" office:value-type="float" office:value="32768" calcext:value-type="float">
            <text:p>32768</text:p>
          </table:table-cell>
          <table:table-cell table:style-name="ce2" office:value-type="float" office:value="0.000210203" calcext:value-type="float">
            <text:p>0.000210203</text:p>
          </table:table-cell>
          <table:table-cell table:style-name="ce2" office:value-type="float" office:value="0.003815333" calcext:value-type="float">
            <text:p>0.003815333</text:p>
          </table:table-cell>
          <table:table-cell table:style-name="ce2" office:value-type="float" office:value="0.003822575" calcext:value-type="float">
            <text:p>0.003822575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0422188" calcext:value-type="float">
            <text:p>0.000422188</text:p>
          </table:table-cell>
          <table:table-cell office:value-type="float" office:value="0.004529003" calcext:value-type="float">
            <text:p>0.004529003</text:p>
          </table:table-cell>
          <table:table-cell office:value-type="float" office:value="0.004381776" calcext:value-type="float">
            <text:p>0.004381776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0.000758735" calcext:value-type="float">
            <text:p>0.000758735</text:p>
          </table:table-cell>
          <table:table-cell office:value-type="float" office:value="0.004460995" calcext:value-type="float">
            <text:p>0.004460995</text:p>
          </table:table-cell>
          <table:table-cell office:value-type="float" office:value="0.004108554" calcext:value-type="float">
            <text:p>0.004108554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1523646" calcext:value-type="float">
            <text:p>0.001523646</text:p>
          </table:table-cell>
          <table:table-cell office:value-type="float" office:value="0.004596267" calcext:value-type="float">
            <text:p>0.004596267</text:p>
          </table:table-cell>
          <table:table-cell office:value-type="float" office:value="0.004085733" calcext:value-type="float">
            <text:p>0.004085733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02745551" calcext:value-type="float">
            <text:p>0.002745551</text:p>
          </table:table-cell>
          <table:table-cell office:value-type="float" office:value="0.002599331" calcext:value-type="float">
            <text:p>0.002599331</text:p>
          </table:table-cell>
          <table:table-cell office:value-type="float" office:value="0.004404848" calcext:value-type="float">
            <text:p>0.00440484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06045607" calcext:value-type="float">
            <text:p>0.006045607</text:p>
          </table:table-cell>
          <table:table-cell office:value-type="float" office:value="0.004926302" calcext:value-type="float">
            <text:p>0.004926302</text:p>
          </table:table-cell>
          <table:table-cell office:value-type="float" office:value="0.005407177" calcext:value-type="float">
            <text:p>0.005407177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012183724" calcext:value-type="float">
            <text:p>0.012183724</text:p>
          </table:table-cell>
          <table:table-cell office:value-type="float" office:value="0.005390229" calcext:value-type="float">
            <text:p>0.005390229</text:p>
          </table:table-cell>
          <table:table-cell office:value-type="float" office:value="0.00850643" calcext:value-type="float">
            <text:p>0.00850643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0240779" calcext:value-type="float">
            <text:p>0.0240779</text:p>
          </table:table-cell>
          <table:table-cell office:value-type="float" office:value="0.007895432" calcext:value-type="float">
            <text:p>0.007895432</text:p>
          </table:table-cell>
          <table:table-cell office:value-type="float" office:value="0.011547397" calcext:value-type="float">
            <text:p>0.011547397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0.04932344" calcext:value-type="float">
            <text:p>0.04932344</text:p>
          </table:table-cell>
          <table:table-cell office:value-type="float" office:value="0.013381913" calcext:value-type="float">
            <text:p>0.013381913</text:p>
          </table:table-cell>
          <table:table-cell office:value-type="float" office:value="0.020281428" calcext:value-type="float">
            <text:p>0.020281428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095515328" calcext:value-type="float">
            <text:p>0.095515328</text:p>
          </table:table-cell>
          <table:table-cell office:value-type="float" office:value="0.019587569" calcext:value-type="float">
            <text:p>0.019587569</text:p>
          </table:table-cell>
          <table:table-cell office:value-type="float" office:value="0.04739603" calcext:value-type="float">
            <text:p>0.04739603</text:p>
          </table:table-cell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office:value-type="float" office:value="0.186832244" calcext:value-type="float">
            <text:p>0.186832244</text:p>
          </table:table-cell>
          <table:table-cell office:value-type="float" office:value="0.040426036" calcext:value-type="float">
            <text:p>0.040426036</text:p>
          </table:table-cell>
          <table:table-cell office:value-type="float" office:value="0.080112717" calcext:value-type="float">
            <text:p>0.080112717</text:p>
          </table:table-cell>
        </table:table-row>
        <table:table-row table:style-name="ro2">
          <table:table-cell table:style-name="ce2" office:value-type="float" office:value="67108864" calcext:value-type="float">
            <text:p>67108864</text:p>
          </table:table-cell>
          <table:table-cell office:value-type="float" office:value="0.374122672" calcext:value-type="float">
            <text:p>0.374122672</text:p>
          </table:table-cell>
          <table:table-cell office:value-type="float" office:value="0.087270259" calcext:value-type="float">
            <text:p>0.087270259</text:p>
          </table:table-cell>
          <table:table-cell table:style-name="ce5" office:value-type="float" office:value="0.154677483" calcext:value-type="float">
            <text:p>0.154677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 style:data-style-name="N2" text:time-value="00:00:17.124735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7:31:36.983046383</meta:creation-date>
    <dc:date>2018-03-26T00:12:56.403617961</dc:date>
    <meta:editing-duration>PT19M57S</meta:editing-duration>
    <meta:editing-cycles>4</meta:editing-cycles>
    <meta:generator>LibreOffice/5.4.5.1$Linux_X86_64 LibreOffice_project/40m0$Build-1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33cm" svg:height="8.998cm" xlink:href=".." xlink:type="simple" chart:class="chart:line" chart:style-name="ch1">
        <chart:title svg:x="5.491cm" svg:y="0.315cm" chart:style-name="ch2">
          <text:p>Tiempos en atcgrid</text:p>
        </chart:title>
        <chart:legend svg:x="10.201cm" svg:y="2.72cm" style:legend-expansion="custom" chartooo:width="4.608cm" chartooo:height="2.671cm" style:legend-expansion-aspect-ratio="1.72519655559715" chart:style-name="ch3"/>
        <chart:plot-area chart:style-name="ch4" table:cell-range-address="Sheet1.A1:Sheet1.D14" chart:data-source-has-labels="both" svg:x="1.183cm" svg:y="1.073cm" svg:width="8.859cm" svg:height="6.562cm">
          <chartooo:coordinate-region svg:x="2.095cm" svg:y="1.272cm" svg:width="7.806cm" svg:height="4.785cm"/>
          <chart:axis chart:dimension="x" chart:name="primary-x" chart:style-name="ch5" chartooo:axis-type="auto">
            <chartooo:date-scale/>
            <chart:title svg:x="3.729cm" svg:y="7.814cm" chart:style-name="ch6">
              <text:p>Número de componentes</text:p>
            </chart:title>
            <chart:categories table:cell-range-address="Sheet1.A2:Sheet1.A14"/>
          </chart:axis>
          <chart:axis chart:dimension="y" chart:name="primary-y" chart:style-name="ch5">
            <chart:title svg:x="0.325cm" svg:y="4.954cm" chart:style-name="ch7">
              <text:p>Tiempo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line">
            <chart:data-point chart:repeated="13"/>
          </chart:series>
          <chart:series chart:style-name="ch10" chart:values-cell-range-address="Sheet1.C2:Sheet1.C14" chart:label-cell-address="Sheet1.C1:Sheet1.C1" chart:class="chart:line">
            <chart:data-point chart:repeated="13"/>
          </chart:series>
          <chart:series chart:style-name="ch11" chart:values-cell-range-address="Sheet1.D2:Sheet1.D14" chart:label-cell-address="Sheet1.D1:Sheet1.D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. 1 thread/core</text:p>
                <draw:g>
                  <svg:desc>Sheet1.B1:Sheet1.B1</svg:desc>
                </draw:g>
              </table:table-cell>
              <table:table-cell office:value-type="string">
                <text:p>T. paralelo (for). 24 threads/cores</text:p>
                <draw:g>
                  <svg:desc>Sheet1.C1:Sheet1.C1</svg:desc>
                </draw:g>
              </table:table-cell>
              <table:table-cell office:value-type="string">
                <text:p>T. paralelo (sections). 4 threads/cor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Sheet1.A2:Sheet1.A14</svg:desc>
                </draw:g>
              </table:table-cell>
              <table:table-cell office:value-type="float" office:value="0.000071534">
                <text:p>0.000071534</text:p>
                <draw:g>
                  <svg:desc>Sheet1.B2:Sheet1.B14</svg:desc>
                </draw:g>
              </table:table-cell>
              <table:table-cell office:value-type="float" office:value="0.003900476">
                <text:p>0.003900476</text:p>
                <draw:g>
                  <svg:desc>Sheet1.C2:Sheet1.C14</svg:desc>
                </draw:g>
              </table:table-cell>
              <table:table-cell office:value-type="float" office:value="0.002368807">
                <text:p>0.002368807</text:p>
                <draw:g>
                  <svg:desc>Sheet1.D2:Sheet1.D14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210203">
                <text:p>0.000210203</text:p>
              </table:table-cell>
              <table:table-cell office:value-type="float" office:value="0.003815333">
                <text:p>0.003815333</text:p>
              </table:table-cell>
              <table:table-cell office:value-type="float" office:value="0.003822575">
                <text:p>0.00382257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422188">
                <text:p>0.000422188</text:p>
              </table:table-cell>
              <table:table-cell office:value-type="float" office:value="0.004529003">
                <text:p>0.004529003</text:p>
              </table:table-cell>
              <table:table-cell office:value-type="float" office:value="0.004381776">
                <text:p>0.00438177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758735">
                <text:p>0.000758735</text:p>
              </table:table-cell>
              <table:table-cell office:value-type="float" office:value="0.004460995">
                <text:p>0.004460995</text:p>
              </table:table-cell>
              <table:table-cell office:value-type="float" office:value="0.004108554">
                <text:p>0.00410855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523646">
                <text:p>0.001523646</text:p>
              </table:table-cell>
              <table:table-cell office:value-type="float" office:value="0.004596267">
                <text:p>0.004596267</text:p>
              </table:table-cell>
              <table:table-cell office:value-type="float" office:value="0.004085733">
                <text:p>0.00408573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745551">
                <text:p>0.002745551</text:p>
              </table:table-cell>
              <table:table-cell office:value-type="float" office:value="0.002599331">
                <text:p>0.002599331</text:p>
              </table:table-cell>
              <table:table-cell office:value-type="float" office:value="0.004404848">
                <text:p>0.00440484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6045607">
                <text:p>0.006045607</text:p>
              </table:table-cell>
              <table:table-cell office:value-type="float" office:value="0.004926302">
                <text:p>0.004926302</text:p>
              </table:table-cell>
              <table:table-cell office:value-type="float" office:value="0.005407177">
                <text:p>0.00540717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2183724">
                <text:p>0.012183724</text:p>
              </table:table-cell>
              <table:table-cell office:value-type="float" office:value="0.005390229">
                <text:p>0.005390229</text:p>
              </table:table-cell>
              <table:table-cell office:value-type="float" office:value="0.00850643">
                <text:p>0.0085064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40779">
                <text:p>0.0240779</text:p>
              </table:table-cell>
              <table:table-cell office:value-type="float" office:value="0.007895432">
                <text:p>0.007895432</text:p>
              </table:table-cell>
              <table:table-cell office:value-type="float" office:value="0.011547397">
                <text:p>0.01154739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4932344">
                <text:p>0.04932344</text:p>
              </table:table-cell>
              <table:table-cell office:value-type="float" office:value="0.013381913">
                <text:p>0.013381913</text:p>
              </table:table-cell>
              <table:table-cell office:value-type="float" office:value="0.020281428">
                <text:p>0.02028142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95515328">
                <text:p>0.095515328</text:p>
              </table:table-cell>
              <table:table-cell office:value-type="float" office:value="0.019587569">
                <text:p>0.019587569</text:p>
              </table:table-cell>
              <table:table-cell office:value-type="float" office:value="0.04739603">
                <text:p>0.0473960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86832244">
                <text:p>0.186832244</text:p>
              </table:table-cell>
              <table:table-cell office:value-type="float" office:value="0.040426036">
                <text:p>0.040426036</text:p>
              </table:table-cell>
              <table:table-cell office:value-type="float" office:value="0.080112717">
                <text:p>0.080112717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374122672">
                <text:p>0.374122672</text:p>
              </table:table-cell>
              <table:table-cell office:value-type="float" office:value="0.087270259">
                <text:p>0.087270259</text:p>
              </table:table-cell>
              <table:table-cell office:value-type="float" office:value="0.154677483">
                <text:p>0.154677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